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f5e8"/>
    </style:style>
    <style:style style:name="P2" style:family="paragraph" style:parent-style-name="Standard">
      <style:text-properties fo:language="fr" fo:country="FR" officeooo:paragraph-rsid="000fb040"/>
    </style:style>
    <style:style style:name="P3" style:family="paragraph" style:parent-style-name="Standard">
      <style:text-properties fo:language="fr" fo:country="FR" officeooo:paragraph-rsid="00105d97"/>
    </style:style>
    <style:style style:name="P4" style:family="paragraph" style:parent-style-name="Standard">
      <style:text-properties fo:language="fr" fo:country="FR" officeooo:rsid="000fb040" officeooo:paragraph-rsid="000fb040"/>
    </style:style>
    <style:style style:name="P5" style:family="paragraph" style:parent-style-name="Standard">
      <style:text-properties fo:language="fr" fo:country="FR" officeooo:rsid="00111964" officeooo:paragraph-rsid="00111964"/>
    </style:style>
    <style:style style:name="P6" style:family="paragraph" style:parent-style-name="Standard">
      <style:text-properties fo:language="fr" fo:country="FR" officeooo:rsid="0011f5e8" officeooo:paragraph-rsid="0011f5e8"/>
    </style:style>
    <style:style style:name="P7" style:family="paragraph" style:parent-style-name="Standard">
      <style:text-properties fo:language="fr" fo:country="FR" officeooo:paragraph-rsid="0011f5e8"/>
    </style:style>
    <style:style style:name="T1" style:family="text">
      <style:text-properties officeooo:rsid="000fb040"/>
    </style:style>
    <style:style style:name="T2" style:family="text">
      <style:text-properties officeooo:rsid="00105d97"/>
    </style:style>
    <style:style style:name="T3" style:family="text">
      <style:text-properties officeooo:rsid="00111964"/>
    </style:style>
    <style:style style:name="T4" style:family="text">
      <style:text-properties officeooo:rsid="0011f5e8"/>
    </style:style>
    <style:style style:name="T5" style:family="text">
      <style:text-properties officeooo:rsid="0013cdb4"/>
    </style:style>
    <style:style style:name="T6" style:family="text">
      <style:text-properties fo:language="fr" fo:country="FR" officeooo:rsid="0011f5e8"/>
    </style:style>
    <style:style style:name="T7" style:family="text">
      <style:text-properties fo:language="fr" fo:country="FR" officeooo:rsid="0013cd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es phrases pour le projet “</text:span>Imaginez un générateur de citations”</text:p>
      <text:p text:style-name="P2"/>
      <text:p text:style-name="P3"><text:span text:style-name="T2">Block 1</text:span></text:p>
      <text:p text:style-name="P3"><text:span text:style-name="T3">1)</text:span><text:span text:style-name="T4">Avec</text:span></text:p>
      <text:p text:style-name="P4"><text:span text:style-name="T3">2)Quelle que soit</text:span></text:p>
      <text:p text:style-name="P4"><text:span text:style-name="T3">3)Tant que durera</text:span></text:p>
      <text:p text:style-name="P4"/>
      <text:p text:style-name="P5">Block 2<text:line-break/>1)l’homme</text:p>
      <text:p text:style-name="P5">2)la vie</text:p>
      <text:p text:style-name="P5">3)<text:span text:style-name="T4">la crise</text:span></text:p>
      <text:p text:style-name="P5"/>
      <text:p text:style-name="P6">Block 3</text:p>
      <text:p text:style-name="P6">1)les choses vont</text:p>
      <text:p text:style-name="P6">2)l’homour va</text:p>
      <text:p text:style-name="P6">3)la population va</text:p>
      <text:p text:style-name="P6"/>
      <text:p text:style-name="P6">Block 4</text:p>
      <text:p text:style-name="P1"><text:span text:style-name="T6">1)</text:span><text:span text:style-name="T7">progresser</text:span></text:p>
      <text:p text:style-name="P7"><text:span text:style-name="T4">2) </text:span><text:span text:style-name="T5">s’ameliorer</text:span></text:p>
      <text:p text:style-name="P6">3) changer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7:48:48.067355898</meta:creation-date>
    <dc:date>2020-08-27T22:13:03.473343723</dc:date>
    <meta:editing-duration>PT3H53M22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6" meta:word-count="43" meta:character-count="244" meta:non-whitespace-character-count="217"/>
  </office:meta>
</office:document-meta>
</file>